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ircle Statistics" table:style-name="ta1">
        <table:shapes>
          <draw:frame draw:z-index="0" draw:style-name="gr1" draw:text-style-name="P1" svg:width="13.482cm" svg:height="8.988cm" svg:x="15.046cm" svg:y="9.09cm">
            <draw:object draw:notify-on-update-of-ranges="'Circle Statistics'.A1:'Circle Statistics'.A1 'Circle Statistics'.A2:'Circle Statistics'.A50 'Circle Statistics'.B1:'Circle Statistics'.B1 'Circle Statistics'.B2:'Circle Statistics'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ixel)</text:p>
          </table:table-cell>
        </table:table-row>
        <table:table-row table:style-name="ro1">
          <table:table-cell table:formula="of:=[.D2]*0.68" office:value-type="float" office:value="8.16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3]*0.68" office:value-type="float" office:value="8.84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4]*0.68" office:value-type="float" office:value="9.5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5]*0.68" office:value-type="float" office:value="10.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6]*0.68" office:value-type="float" office:value="10.88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7]*0.68" office:value-type="float" office:value="11.56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8]*0.68" office:value-type="float" office:value="12.24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9]*0.68" office:value-type="float" office:value="12.92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0]*0.68" office:value-type="float" office:value="13.6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1]*0.68" office:value-type="float" office:value="14.28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2]*0.68" office:value-type="float" office:value="14.96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3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4]*0.68" office:value-type="float" office:value="16.32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15]*0.6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16]*0.68" office:value-type="float" office:value="17.6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17]*0.68" office:value-type="float" office:value="18.36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18]*0.68" office:value-type="float" office:value="19.04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19]*0.68" office:value-type="float" office:value="19.72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0]*0.68" office:value-type="float" office:value="20.4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1]*0.68" office:value-type="float" office:value="21.08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2]*0.68" office:value-type="float" office:value="21.76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3]*0.68" office:value-type="float" office:value="22.44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4]*0.68" office:value-type="float" office:value="23.12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25]*0.68" office:value-type="float" office:value="23.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26]*0.68" office:value-type="float" office:value="24.48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27]*0.68" office:value-type="float" office:value="25.16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28]*0.68" office:value-type="float" office:value="25.84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29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0]*0.68" office:value-type="float" office:value="27.2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1]*0.68" office:value-type="float" office:value="27.8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2]*0.68" office:value-type="float" office:value="28.56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3]*0.68" office:value-type="float" office:value="29.24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4]*0.68" office:value-type="float" office:value="29.92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35]*0.68" office:value-type="float" office:value="30.6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36]*0.68" office:value-type="float" office:value="31.28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37]*0.68" office:value-type="float" office:value="31.96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38]*0.68" office:value-type="float" office:value="32.64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39]*0.68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0]*0.68" office:value-type="float" office:value="35.36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1]*0.68" office:value-type="float" office:value="36.04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2]*0.68" office:value-type="float" office:value="36.72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43]*0.68" office:value-type="float" office:value="37.4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D44]*0.68" office:value-type="float" office:value="39.44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D45]*0.68" office:value-type="float" office:value="40.8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D46]*0.68" office:value-type="float" office:value="41.48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D47]*0.68" office:value-type="float" office:value="42.84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D48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D49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D50]*0.68" office:value-type="float" office:value="45.5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Default"/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45:44.73915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8T20:48:25.447671500</dc:date>
    <meta:editing-duration>PT10M23S</meta:editing-duration>
    <meta:editing-cycles>3</meta:editing-cycles>
    <meta:document-statistic meta:table-count="1" meta:cell-count="15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483cm" svg:height="8.989cm" xlink:href=".." xlink:type="simple" chart:class="chart:scatter" chart:style-name="ch1">
        <chart:plot-area chart:style-name="ch2" svg:x="1.27cm" svg:y="0.179cm" svg:width="11.944cm" svg:height="7.66cm">
          <chart:coordinate-region svg:x="1.921cm" svg:y="0.381cm" svg:width="11.091cm" svg:height="6.805cm"/>
          <chart:axis chart:dimension="x" chart:name="primary-x" chart:style-name="ch3">
            <chart:title svg:x="6.294cm" svg:y="8.018cm" chart:style-name="ch4">
              <text:p><text:span text:style-name="T1">Rayon(pixel)</text:span></text:p>
            </chart:title>
          </chart:axis>
          <chart:axis chart:dimension="y" chart:name="primary-y" chart:style-name="ch5">
            <chart:title svg:x="0.451cm" svg:y="5.416cm" chart:style-name="ch6">
              <text:p><text:span text:style-name="T1">Nombre de gouttes</text:span></text:p>
            </chart:title>
            <chart:grid chart:style-name="ch7" chart:class="major"/>
          </chart:axis>
          <chart:series chart:style-name="ch8" chart:values-cell-range-address="'Circle Statistics'.B2:'Circle Statistics'.B50" chart:label-cell-address="'Circle Statistics'.B1:'Circle Statistics'.B1" chart:class="chart:scatter">
            <chart:domain table:cell-range-address="'Circle Statistics'.A2:'Circle Statistics'.A50"/>
            <chart:regression-curve chart:style-name="ch9">
              <chart:equation chart:display-equation="true" chart:display-r-square="true" svg:x="4.884cm" svg:y="0cm" chart:style-name="ch10"/>
            </chart:regression-curve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'Circle Statistics'.B1:'Circle Statistic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6">
                <text:p>8.16</text:p>
                <draw:g>
                  <svg:desc>'Circle Statistics'.A2:'Circle Statistics'.A50</svg:desc>
                </draw:g>
              </table:table-cell>
              <table:table-cell office:value-type="float" office:value="2">
                <text:p>2</text:p>
                <draw:g>
                  <svg:desc>'Circle Statistics'.B2:'Circle Statistics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4">
                <text:p>8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2">
                <text:p>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8">
                <text:p>10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6">
                <text:p>11.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4">
                <text:p>12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2">
                <text:p>12.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">
                <text:p>13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8">
                <text:p>14.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6">
                <text:p>14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2">
                <text:p>16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8">
                <text:p>17.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36">
                <text:p>18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4">
                <text:p>19.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72">
                <text:p>19.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08">
                <text:p>21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6">
                <text:p>21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44">
                <text:p>22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2">
                <text:p>23.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8">
                <text:p>2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16">
                <text:p>25.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84">
                <text:p>25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2">
                <text:p>2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88">
                <text:p>27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6">
                <text:p>28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24">
                <text:p>29.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92">
                <text:p>29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6">
                <text:p>3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28">
                <text:p>3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96">
                <text:p>3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4">
                <text:p>32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36">
                <text:p>35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04">
                <text:p>36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72">
                <text:p>36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4">
                <text:p>3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44">
                <text:p>3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8">
                <text:p>4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48">
                <text:p>4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.84">
                <text:p>4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56">
                <text:p>45.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